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24-12-17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24-03-19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4056" calcext:value-type="float">
            <text:p>97.9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22-12-0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21-12-15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20-12-11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19-12-12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18-12-11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17-12-1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16-12-0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02" calcext:value-type="float">
            <text:p>96.8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6944" calcext:value-type="float">
            <text:p>96.7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6048" calcext:value-type="float">
            <text:p>96.3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8856" calcext:value-type="float">
            <text:p>98.28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0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7768" calcext:value-type="float">
            <text:p>98.7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0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4616" calcext:value-type="float">
            <text:p>94.8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46" calcext:value-type="float">
            <text:p>93.9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9216" calcext:value-type="float">
            <text:p>93.5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7904" calcext:value-type="float">
            <text:p>92.9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8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7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7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7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7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7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6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6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2792" calcext:value-type="float">
            <text:p>84.8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6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9576" calcext:value-type="float">
            <text:p>81.1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6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201</text:p>
          </table:table-cell>
          <table:table-cell office:value-type="string" calcext:value-type="string">
            <text:p>196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